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69.84mm" svg:y="71.84mm">
            <loext:p draw:notify-on-update-of-ranges="Sheet1.A12:Sheet1.A12 Sheet1.A13:Sheet1.A24 Sheet1.B12:Sheet1.B12 Sheet1.B13:Sheet1.B24 Sheet1.C12:Sheet1.C12 Sheet1.C13:Sheet1.C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4.18mm" svg:height="74.37mm" svg:x="75.9mm" svg:y="0mm">
            <loext:p draw:notify-on-update-of-ranges="Sheet1.A1:Sheet1.A1 Sheet1.A2:Sheet1.A5 Sheet1.B1:Sheet1.B1 Sheet1.B2:Sheet1.B5 Sheet1.C1:Sheet1.C1 Sheet1.C2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3"/>
        <table:table-row table:style-name="ro1">
          <table:table-cell table:style-name="Default"/>
          <table:table-cell table:style-name="ce1" office:value-type="string" calcext:value-type="string">
            <text:p>Tiempo(50000)</text:p>
          </table:table-cell>
          <table:table-cell table:style-name="ce1" office:value-type="string" calcext:value-type="string">
            <text:p>Tiempo(25000)</text:p>
          </table:table-cell>
        </table:table-row>
        <table:table-row table:style-name="ro1">
          <table:table-cell office:value-type="string" calcext:value-type="string">
            <text:p>1 core</text:p>
          </table:table-cell>
          <table:table-cell office:value-type="float" office:value="2.40625" calcext:value-type="float">
            <text:p>2,40625</text:p>
          </table:table-cell>
          <table:table-cell office:value-type="float" office:value="0.587564" calcext:value-type="float">
            <text:p>0,587564</text:p>
          </table:table-cell>
        </table:table-row>
        <table:table-row table:style-name="ro1">
          <table:table-cell office:value-type="string" calcext:value-type="string">
            <text:p>2 core</text:p>
          </table:table-cell>
          <table:table-cell office:value-type="float" office:value="1.209169" calcext:value-type="float">
            <text:p>1,209169</text:p>
          </table:table-cell>
          <table:table-cell office:value-type="float" office:value="0.329023" calcext:value-type="float">
            <text:p>0,329023</text:p>
          </table:table-cell>
        </table:table-row>
        <table:table-row table:style-name="ro1">
          <table:table-cell office:value-type="string" calcext:value-type="string">
            <text:p>3 core</text:p>
          </table:table-cell>
          <table:table-cell office:value-type="float" office:value="1.084341" calcext:value-type="float">
            <text:p>1,084341</text:p>
          </table:table-cell>
          <table:table-cell office:value-type="float" office:value="0.283121" calcext:value-type="float">
            <text:p>0,283121</text:p>
          </table:table-cell>
        </table:table-row>
        <table:table-row table:style-name="ro1">
          <table:table-cell office:value-type="string" calcext:value-type="string">
            <text:p>4 core</text:p>
          </table:table-cell>
          <table:table-cell office:value-type="float" office:value="0.873738" calcext:value-type="float">
            <text:p>0,873738</text:p>
          </table:table-cell>
          <table:table-cell office:value-type="float" office:value="0.247508" calcext:value-type="float">
            <text:p>0,247508</text:p>
          </table:table-cell>
        </table:table-row>
        <table:table-row table:style-name="ro1" table:number-rows-repeated="6">
          <table:table-cell table:style-name="Default" table:number-columns-repeated="3"/>
        </table:table-row>
        <table:table-row table:style-name="ro1">
          <table:table-cell table:style-name="ce2"/>
          <table:table-cell table:style-name="ce1" office:value-type="string" calcext:value-type="string">
            <text:p>Tiempo(50000)</text:p>
          </table:table-cell>
          <table:table-cell table:style-name="ce1" office:value-type="string" calcext:value-type="string">
            <text:p>Tiempo(25000)</text:p>
          </table:table-cell>
        </table:table-row>
        <table:table-row table:style-name="ro1">
          <table:table-cell office:value-type="string" calcext:value-type="string">
            <text:p>1 core</text:p>
          </table:table-cell>
          <table:table-cell office:value-type="float" office:value="3.133532" calcext:value-type="float">
            <text:p>3,133532</text:p>
          </table:table-cell>
          <table:table-cell office:value-type="float" office:value="0.755676" calcext:value-type="float">
            <text:p>0,755676</text:p>
          </table:table-cell>
        </table:table-row>
        <table:table-row table:style-name="ro1">
          <table:table-cell office:value-type="string" calcext:value-type="string">
            <text:p>2 core</text:p>
          </table:table-cell>
          <table:table-cell office:value-type="float" office:value="1.993206" calcext:value-type="float">
            <text:p>1,993206</text:p>
          </table:table-cell>
          <table:table-cell office:value-type="float" office:value="0.434892" calcext:value-type="float">
            <text:p>0,434892</text:p>
          </table:table-cell>
        </table:table-row>
        <table:table-row table:style-name="ro1">
          <table:table-cell office:value-type="string" calcext:value-type="string">
            <text:p>3 core</text:p>
          </table:table-cell>
          <table:table-cell office:value-type="float" office:value="1.480595" calcext:value-type="float">
            <text:p>1,480595</text:p>
          </table:table-cell>
          <table:table-cell office:value-type="float" office:value="0.280179" calcext:value-type="float">
            <text:p>0,280179</text:p>
          </table:table-cell>
        </table:table-row>
        <table:table-row table:style-name="ro1">
          <table:table-cell office:value-type="string" calcext:value-type="string">
            <text:p>4 core</text:p>
          </table:table-cell>
          <table:table-cell office:value-type="float" office:value="1.120122" calcext:value-type="float">
            <text:p>1,120122</text:p>
          </table:table-cell>
          <table:table-cell office:value-type="float" office:value="0.212267" calcext:value-type="float">
            <text:p>0,212267</text:p>
          </table:table-cell>
        </table:table-row>
        <table:table-row table:style-name="ro1">
          <table:table-cell office:value-type="string" calcext:value-type="string">
            <text:p>5 core</text:p>
          </table:table-cell>
          <table:table-cell office:value-type="float" office:value="0.956637" calcext:value-type="float">
            <text:p>0,956637</text:p>
          </table:table-cell>
          <table:table-cell office:value-type="float" office:value="0.170051" calcext:value-type="float">
            <text:p>0,170051</text:p>
          </table:table-cell>
        </table:table-row>
        <table:table-row table:style-name="ro1">
          <table:table-cell office:value-type="string" calcext:value-type="string">
            <text:p>6 core</text:p>
          </table:table-cell>
          <table:table-cell office:value-type="float" office:value="0.830405" calcext:value-type="float">
            <text:p>0,830405</text:p>
          </table:table-cell>
          <table:table-cell office:value-type="float" office:value="0.144083" calcext:value-type="float">
            <text:p>0,144083</text:p>
          </table:table-cell>
        </table:table-row>
        <table:table-row table:style-name="ro1">
          <table:table-cell office:value-type="string" calcext:value-type="string">
            <text:p>7 core</text:p>
          </table:table-cell>
          <table:table-cell office:value-type="float" office:value="0.694175" calcext:value-type="float">
            <text:p>0,694175</text:p>
          </table:table-cell>
          <table:table-cell office:value-type="float" office:value="0.123855" calcext:value-type="float">
            <text:p>0,123855</text:p>
          </table:table-cell>
        </table:table-row>
        <table:table-row table:style-name="ro1">
          <table:table-cell office:value-type="string" calcext:value-type="string">
            <text:p>8 core</text:p>
          </table:table-cell>
          <table:table-cell office:value-type="float" office:value="0.72257" calcext:value-type="float">
            <text:p>0,72257</text:p>
          </table:table-cell>
          <table:table-cell office:value-type="float" office:value="0.125117" calcext:value-type="float">
            <text:p>0,125117</text:p>
          </table:table-cell>
        </table:table-row>
        <table:table-row table:style-name="ro1">
          <table:table-cell office:value-type="string" calcext:value-type="string">
            <text:p>9 core</text:p>
          </table:table-cell>
          <table:table-cell office:value-type="float" office:value="0.577803" calcext:value-type="float">
            <text:p>0,577803</text:p>
          </table:table-cell>
          <table:table-cell office:value-type="float" office:value="0.10908" calcext:value-type="float">
            <text:p>0,10908</text:p>
          </table:table-cell>
        </table:table-row>
        <table:table-row table:style-name="ro1">
          <table:table-cell office:value-type="string" calcext:value-type="string">
            <text:p>10 core</text:p>
          </table:table-cell>
          <table:table-cell office:value-type="float" office:value="0.486023" calcext:value-type="float">
            <text:p>0,486023</text:p>
          </table:table-cell>
          <table:table-cell office:value-type="float" office:value="0.102335" calcext:value-type="float">
            <text:p>0,102335</text:p>
          </table:table-cell>
        </table:table-row>
        <table:table-row table:style-name="ro1">
          <table:table-cell office:value-type="string" calcext:value-type="string">
            <text:p>11 core</text:p>
          </table:table-cell>
          <table:table-cell office:value-type="float" office:value="0.468502" calcext:value-type="float">
            <text:p>0,468502</text:p>
          </table:table-cell>
          <table:table-cell office:value-type="float" office:value="0.149618" calcext:value-type="float">
            <text:p>0,149618</text:p>
          </table:table-cell>
        </table:table-row>
        <table:table-row table:style-name="ro1">
          <table:table-cell office:value-type="string" calcext:value-type="string">
            <text:p>12 core</text:p>
          </table:table-cell>
          <table:table-cell office:value-type="float" office:value="0.526604" calcext:value-type="float">
            <text:p>0,526604</text:p>
          </table:table-cell>
          <table:table-cell office:value-type="float" office:value="0.128002" calcext:value-type="float">
            <text:p>0,128002</text:p>
          </table:table-cell>
        </table:table-row>
        <table:table-row table:style-name="ro1">
          <table:table-cell table:style-name="ce2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8:33:40.434382196</meta:creation-date>
    <dc:date>2018-04-15T01:31:03.000439660</dc:date>
    <meta:editing-duration>PT27M47S</meta:editing-duration>
    <meta:editing-cycles>2</meta:editing-cycles>
    <meta:generator>LibreOffice/5.1.6.2$Linux_X86_64 LibreOffice_project/10m0$Build-2</meta:generator>
    <meta:document-statistic meta:table-count="1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19cm" svg:height="7.438cm" xlink:href=".." xlink:type="simple" chart:class="chart:line" chart:style-name="ch1">
        <chart:legend chart:legend-position="end" svg:x="9.826cm" svg:y="3.171cm" style:legend-expansion="high" chart:style-name="ch2"/>
        <chart:plot-area chart:style-name="ch3" table:cell-range-address="Sheet1.A1:Sheet1.C5" chart:data-source-has-labels="both" svg:x="0.268cm" svg:y="0.148cm" svg:width="9.29cm" svg:height="7.142cm">
          <chartooo:coordinate-region svg:x="0.995cm" svg:y="0.347cm" svg:width="8.085cm" svg:height="6.296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line">
            <chart:data-point chart:repeated="4"/>
          </chart:series>
          <chart:series chart:style-name="ch7" chart:values-cell-range-address="Sheet1.C2:Sheet1.C5" chart:label-cell-address="Sheet1.C1:Sheet1.C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50000)</text:p>
                <draw:g>
                  <svg:desc>Sheet1.B1:Sheet1.B1</svg:desc>
                </draw:g>
              </table:table-cell>
              <table:table-cell office:value-type="string">
                <text:p>Tiempo(25000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ore</text:p>
                <draw:g>
                  <svg:desc>Sheet1.A2:Sheet1.A5</svg:desc>
                </draw:g>
              </table:table-cell>
              <table:table-cell office:value-type="float" office:value="2.40625">
                <text:p>2.40625</text:p>
                <draw:g>
                  <svg:desc>Sheet1.B2:Sheet1.B5</svg:desc>
                </draw:g>
              </table:table-cell>
              <table:table-cell office:value-type="float" office:value="0.587564">
                <text:p>0.587564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 core</text:p>
              </table:table-cell>
              <table:table-cell office:value-type="float" office:value="1.209169">
                <text:p>1.209169</text:p>
              </table:table-cell>
              <table:table-cell office:value-type="float" office:value="0.329023">
                <text:p>0.329023</text:p>
              </table:table-cell>
            </table:table-row>
            <table:table-row>
              <table:table-cell office:value-type="string">
                <text:p>3 core</text:p>
              </table:table-cell>
              <table:table-cell office:value-type="float" office:value="1.084341">
                <text:p>1.084341</text:p>
              </table:table-cell>
              <table:table-cell office:value-type="float" office:value="0.283121">
                <text:p>0.283121</text:p>
              </table:table-cell>
            </table:table-row>
            <table:table-row>
              <table:table-cell office:value-type="string">
                <text:p>4 core</text:p>
              </table:table-cell>
              <table:table-cell office:value-type="float" office:value="0.873738">
                <text:p>0.873738</text:p>
              </table:table-cell>
              <table:table-cell office:value-type="float" office:value="0.247508">
                <text:p>0.247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ATC-grid</text:p>
        </chart:title>
        <chart:legend chart:legend-position="end" svg:x="12.407cm" svg:y="3.952cm" style:legend-expansion="high" chart:style-name="ch3"/>
        <chart:plot-area chart:style-name="ch4" table:cell-range-address="Sheet1.A12:Sheet1.C24" chart:data-source-has-labels="both" svg:x="0.32cm" svg:y="1.275cm" svg:width="11.767cm" svg:height="7.545cm">
          <chartooo:coordinate-region svg:x="1.119cm" svg:y="1.275cm" svg:width="10.809cm" svg:height="6.01cm"/>
          <chart:axis chart:dimension="x" chart:name="primary-x" chart:style-name="ch5" chartooo:axis-type="auto">
            <chartooo:date-scale/>
            <chart:categories table:cell-range-address="Sheet1.A13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24" chart:label-cell-address="Sheet1.B12:Sheet1.B12" chart:class="chart:line">
            <chart:data-point chart:repeated="12"/>
          </chart:series>
          <chart:series chart:style-name="ch8" chart:values-cell-range-address="Sheet1.C13:Sheet1.C24" chart:label-cell-address="Sheet1.C12:Sheet1.C1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50000)</text:p>
                <draw:g>
                  <svg:desc>Sheet1.B12:Sheet1.B12</svg:desc>
                </draw:g>
              </table:table-cell>
              <table:table-cell office:value-type="string">
                <text:p>Tiempo(25000)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ore</text:p>
                <draw:g>
                  <svg:desc>Sheet1.A13:Sheet1.A24</svg:desc>
                </draw:g>
              </table:table-cell>
              <table:table-cell office:value-type="float" office:value="3.133532">
                <text:p>3.133532</text:p>
                <draw:g>
                  <svg:desc>Sheet1.B13:Sheet1.B24</svg:desc>
                </draw:g>
              </table:table-cell>
              <table:table-cell office:value-type="float" office:value="0.755676">
                <text:p>0.755676</text:p>
                <draw:g>
                  <svg:desc>Sheet1.C13:Sheet1.C24</svg:desc>
                </draw:g>
              </table:table-cell>
            </table:table-row>
            <table:table-row>
              <table:table-cell office:value-type="string">
                <text:p>2 core</text:p>
              </table:table-cell>
              <table:table-cell office:value-type="float" office:value="1.993206">
                <text:p>1.993206</text:p>
              </table:table-cell>
              <table:table-cell office:value-type="float" office:value="0.434892">
                <text:p>0.434892</text:p>
              </table:table-cell>
            </table:table-row>
            <table:table-row>
              <table:table-cell office:value-type="string">
                <text:p>3 core</text:p>
              </table:table-cell>
              <table:table-cell office:value-type="float" office:value="1.480595">
                <text:p>1.480595</text:p>
              </table:table-cell>
              <table:table-cell office:value-type="float" office:value="0.280179">
                <text:p>0.280179</text:p>
              </table:table-cell>
            </table:table-row>
            <table:table-row>
              <table:table-cell office:value-type="string">
                <text:p>4 core</text:p>
              </table:table-cell>
              <table:table-cell office:value-type="float" office:value="1.120122">
                <text:p>1.120122</text:p>
              </table:table-cell>
              <table:table-cell office:value-type="float" office:value="0.212267">
                <text:p>0.212267</text:p>
              </table:table-cell>
            </table:table-row>
            <table:table-row>
              <table:table-cell office:value-type="string">
                <text:p>5 core</text:p>
              </table:table-cell>
              <table:table-cell office:value-type="float" office:value="0.956637">
                <text:p>0.956637</text:p>
              </table:table-cell>
              <table:table-cell office:value-type="float" office:value="0.170051">
                <text:p>0.170051</text:p>
              </table:table-cell>
            </table:table-row>
            <table:table-row>
              <table:table-cell office:value-type="string">
                <text:p>6 core</text:p>
              </table:table-cell>
              <table:table-cell office:value-type="float" office:value="0.830405">
                <text:p>0.830405</text:p>
              </table:table-cell>
              <table:table-cell office:value-type="float" office:value="0.144083">
                <text:p>0.144083</text:p>
              </table:table-cell>
            </table:table-row>
            <table:table-row>
              <table:table-cell office:value-type="string">
                <text:p>7 core</text:p>
              </table:table-cell>
              <table:table-cell office:value-type="float" office:value="0.694175">
                <text:p>0.694175</text:p>
              </table:table-cell>
              <table:table-cell office:value-type="float" office:value="0.123855">
                <text:p>0.123855</text:p>
              </table:table-cell>
            </table:table-row>
            <table:table-row>
              <table:table-cell office:value-type="string">
                <text:p>8 core</text:p>
              </table:table-cell>
              <table:table-cell office:value-type="float" office:value="0.72257">
                <text:p>0.72257</text:p>
              </table:table-cell>
              <table:table-cell office:value-type="float" office:value="0.125117">
                <text:p>0.125117</text:p>
              </table:table-cell>
            </table:table-row>
            <table:table-row>
              <table:table-cell office:value-type="string">
                <text:p>9 core</text:p>
              </table:table-cell>
              <table:table-cell office:value-type="float" office:value="0.577803">
                <text:p>0.577803</text:p>
              </table:table-cell>
              <table:table-cell office:value-type="float" office:value="0.10908">
                <text:p>0.10908</text:p>
              </table:table-cell>
            </table:table-row>
            <table:table-row>
              <table:table-cell office:value-type="string">
                <text:p>10 core</text:p>
              </table:table-cell>
              <table:table-cell office:value-type="float" office:value="0.486023">
                <text:p>0.486023</text:p>
              </table:table-cell>
              <table:table-cell office:value-type="float" office:value="0.102335">
                <text:p>0.102335</text:p>
              </table:table-cell>
            </table:table-row>
            <table:table-row>
              <table:table-cell office:value-type="string">
                <text:p>11 core</text:p>
              </table:table-cell>
              <table:table-cell office:value-type="float" office:value="0.468502">
                <text:p>0.468502</text:p>
              </table:table-cell>
              <table:table-cell office:value-type="float" office:value="0.149618">
                <text:p>0.149618</text:p>
              </table:table-cell>
            </table:table-row>
            <table:table-row>
              <table:table-cell office:value-type="string">
                <text:p>12 core</text:p>
              </table:table-cell>
              <table:table-cell office:value-type="float" office:value="0.526604">
                <text:p>0.526604</text:p>
              </table:table-cell>
              <table:table-cell office:value-type="float" office:value="0.128002">
                <text:p>0.128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